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ylfaen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ylfaen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Sylfae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Sylfaen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 style:list-style-name="WW8Num9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WW8Num2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WW8Num5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WW8Num3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WW8Num4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WW8Num1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WW8Num6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WW8Num7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WW8Num8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WW8Num10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WW8Num11">
      <style:paragraph-properties fo:text-align="start" style:justify-single-word="false"/>
      <style:text-properties style:font-name="Sylfaen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center"/>
    </style:style>
    <style:style style:name="T1" style:family="text">
      <style:text-properties style:use-window-font-color="true" style:font-name="Times New Roman" fo:font-size="12pt" fo:language="sv" fo:country="SE" style:letter-kerning="true" style:font-name-asian="Lucida Sans Unicode1" style:font-size-asian="12pt" style:language-asian="zh" style:country-asian="CN" style:font-name-complex="Tahoma1" style:font-size-complex="12pt" style:language-complex="hi" style:country-complex="IN"/>
    </style:style>
    <style:style style:name="gr1" style:family="graphic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Design plan for Notrium 3D</text:p>
      <text:p text:style-name="P1"/>
      <text:p text:style-name="P3">Major components:</text:p>
      <text:p text:style-name="P3"/>
      <text:p text:style-name="P3">Game engine(jME)</text:p>
      <text:list xml:id="list38186541" text:style-name="WW8Num9">
        <text:list-item>
          <text:p text:style-name="P6">3D model loading</text:p>
        </text:list-item>
        <text:list-item>
          <text:p text:style-name="P6">Lighting</text:p>
        </text:list-item>
      </text:list>
      <text:p text:style-name="P3">Game interface</text:p>
      <text:list xml:id="list38193611" text:style-name="WW8Num2">
        <text:list-item>
          <text:p text:style-name="P7">Main menu</text:p>
        </text:list-item>
      </text:list>
      <text:list xml:id="list38204167" text:style-name="WW8Num5">
        <text:list-item>
          <text:list>
            <text:list-item>
              <text:p text:style-name="P8">Options</text:p>
            </text:list-item>
            <text:list-item>
              <text:p text:style-name="P8">New game</text:p>
            </text:list-item>
            <text:list-item>
              <text:p text:style-name="P8">Load game</text:p>
            </text:list-item>
          </text:list>
        </text:list-item>
      </text:list>
      <text:list xml:id="list42485889" text:continue-list="list38193611" text:style-name="WW8Num2">
        <text:list-item>
          <text:p text:style-name="P7">HUD</text:p>
        </text:list-item>
      </text:list>
      <text:list xml:id="list38180555" text:style-name="WW8Num3">
        <text:list-item>
          <text:list>
            <text:list-item>
              <text:p text:style-name="P9">Health</text:p>
            </text:list-item>
            <text:list-item>
              <text:p text:style-name="P9">Energy</text:p>
            </text:list-item>
            <text:list-item>
              <text:p text:style-name="P9">Temperature</text:p>
            </text:list-item>
            <text:list-item>
              <text:p text:style-name="P9">Inventory</text:p>
            </text:list-item>
            <text:list-item>
              <text:p text:style-name="P9">Crosshair</text:p>
            </text:list-item>
            <text:list-item>
              <text:p text:style-name="P9">Journal</text:p>
            </text:list-item>
          </text:list>
        </text:list-item>
      </text:list>
      <text:list xml:id="list42500063" text:continue-list="list42485889" text:style-name="WW8Num2">
        <text:list-item>
          <text:p text:style-name="P7">Controls</text:p>
        </text:list-item>
      </text:list>
      <text:list xml:id="list38178351" text:style-name="WW8Num4">
        <text:list-item>
          <text:list>
            <text:list-item>
              <text:p text:style-name="P10">Movement</text:p>
            </text:list-item>
            <text:list-item>
              <text:p text:style-name="P10">Shoot/Action</text:p>
            </text:list-item>
            <text:list-item>
              <text:p text:style-name="P10">Menu</text:p>
            </text:list-item>
            <text:list-item>
              <text:p text:style-name="P10">Inventory</text:p>
            </text:list-item>
          </text:list>
        </text:list-item>
      </text:list>
      <text:p text:style-name="P3">In-game objects</text:p>
      <text:list xml:id="list38187452" text:style-name="WW8Num1">
        <text:list-item>
          <text:p text:style-name="P11">Items</text:p>
        </text:list-item>
        <text:list-item>
          <text:p text:style-name="P11">Weapons</text:p>
        </text:list-item>
      </text:list>
      <text:p text:style-name="P3">Characters</text:p>
      <text:list xml:id="list38203619" text:style-name="WW8Num6">
        <text:list-item>
          <text:p text:style-name="P12">Player races</text:p>
        </text:list-item>
        <text:list-item>
          <text:p text:style-name="P12">Aliens</text:p>
        </text:list-item>
        <text:list-item>
          <text:p text:style-name="P12">Humans</text:p>
        </text:list-item>
      </text:list>
      <text:p text:style-name="P3">AI</text:p>
      <text:list xml:id="list38177241" text:style-name="WW8Num7">
        <text:list-item>
          <text:p text:style-name="P13">Enemy</text:p>
        </text:list-item>
        <text:list-item>
          <text:p text:style-name="P13">Ally</text:p>
        </text:list-item>
      </text:list>
      <text:p text:style-name="P3"/>
      <text:p text:style-name="P3"/>
      <text:p text:style-name="P3"><text:soft-page-break/></text:p>
      <text:p text:style-name="P3">World</text:p>
      <text:list xml:id="list38207562" text:style-name="WW8Num8">
        <text:list-item>
          <text:p text:style-name="P14">Different climates</text:p>
        </text:list-item>
        <text:list-item>
          <text:p text:style-name="P14">World objects</text:p>
        </text:list-item>
      </text:list>
      <text:list xml:id="list38187347" text:style-name="WW8Num10">
        <text:list-item>
          <text:list>
            <text:list-item>
              <text:p text:style-name="P15">Trees</text:p>
            </text:list-item>
            <text:list-item>
              <text:p text:style-name="P15">Rocks</text:p>
            </text:list-item>
            <text:list-item>
              <text:p text:style-name="P15">Walls</text:p>
            </text:list-item>
          </text:list>
        </text:list-item>
      </text:list>
      <text:p text:style-name="P3"/>
      <text:p text:style-name="P3">Optional:</text:p>
      <text:p text:style-name="P3"/>
      <text:p text:style-name="P3">Modding</text:p>
      <text:list xml:id="list38207521" text:style-name="WW8Num11">
        <text:list-item>
          <text:p text:style-name="P16">Scripts/Parameters(like in Notrium)</text:p>
        </text:list-item>
        <text:list-item>
          <text:p text:style-name="P16">Map editor</text:p>
        </text:list-item>
      </text:list>
      <text:p text:style-name="P3">Multiplayer</text:p>
      <text:p text:style-name="P3"/>
      <text:p text:style-name="P4"><draw:line text:anchor-type="paragraph" draw:z-index="5" draw:style-name="gr2" draw:text-style-name="P18" svg:x1="4.366cm" svg:y1="4.352cm" svg:x2="6.49cm" svg:y2="3.579cm"><text:p/></draw:line><draw:line text:anchor-type="paragraph" draw:z-index="6" draw:style-name="gr2" draw:text-style-name="P18" svg:x1="13.131cm" svg:y1="4.376cm" svg:x2="10.379cm" svg:y2="3.579cm"><text:p/></draw:line><draw:line text:anchor-type="paragraph" draw:z-index="7" draw:style-name="gr2" draw:text-style-name="P18" svg:x1="8.525cm" svg:y1="6.904cm" svg:x2="8.5cm" svg:y2="3.579cm"><text:p/></draw:line><draw:line text:anchor-type="paragraph" draw:z-index="8" draw:style-name="gr2" draw:text-style-name="P18" svg:x1="6.562cm" svg:y1="7.816cm" svg:x2="5.738cm" svg:y2="7.791cm"><text:p/></draw:line>Programming design – Classes, subclasses<draw:frame text:anchor-type="char" draw:z-index="0" draw:style-name="gr1" draw:text-style-name="P17" svg:width="3.89cm" svg:height="1.8cm" svg:x="6.562cm" svg:y="6.904cm"><draw:text-box><text:p text:style-name="P17"><text:span text:style-name="T1">Item</text:span></text:p></draw:text-box></draw:frame><draw:frame text:anchor-type="char" draw:z-index="1" draw:style-name="gr1" draw:text-style-name="P17" svg:width="3.89cm" svg:height="1.8cm" svg:x="6.489cm" svg:y="1.78cm"><draw:text-box><text:p text:style-name="P17"><text:span text:style-name="T1">Notrium3D</text:span></text:p><text:p text:style-name="P17"><text:span text:style-name="T1">(main)</text:span></text:p></draw:text-box></draw:frame><draw:frame text:anchor-type="char" draw:z-index="2" draw:style-name="gr1" draw:text-style-name="P17" svg:width="3.89cm" svg:height="1.8cm" svg:x="1.849cm" svg:y="6.828cm"><draw:text-box><text:p text:style-name="P17"><text:span text:style-name="T1">Inventory</text:span></text:p></draw:text-box></draw:frame><draw:frame text:anchor-type="char" draw:z-index="3" draw:style-name="gr1" draw:text-style-name="P17" svg:width="3.89cm" svg:height="1.8cm" svg:x="0.476cm" svg:y="4.352cm"><draw:text-box><text:p text:style-name="P17"><text:span text:style-name="T1">Player</text:span></text:p></draw:text-box></draw:frame><draw:frame text:anchor-type="char" draw:z-index="4" draw:style-name="gr1" draw:text-style-name="P17" svg:width="3.89cm" svg:height="1.8cm" svg:x="13.13cm" svg:y="4.376cm"><draw:text-box><text:p text:style-name="P17"><text:span text:style-name="T1">World</text:span></text:p></draw:text-box></draw:frame></text:p>
      <text:p text:style-name="P4">People needed</text:p>
      <text:p text:style-name="P1"/>
      <text:p text:style-name="P3">Programmers</text:p>
      <text:p text:style-name="P3"/>
      <text:p text:style-name="P3">3D-Modelers</text:p>
      <text:p text:style-name="P3"/>
      <text:p text:style-name="P3">Forum adm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sv" fo:country="SE" style:letter-kerning="true" style:font-name-asian="Lucida Sans Unicode1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style:font-name-complex="OpenSymbol"/>
    </style:style>
    <style:style style:name="WW8Num8z0" style:family="text">
      <style:text-properties style:font-name="Symbol" style:font-name-complex="OpenSymbol"/>
    </style:style>
    <style:style style:name="WW8Num9z0" style:family="text">
      <style:text-properties style:font-name="Symbol" style:font-name-complex="OpenSymbol"/>
    </style:style>
    <style:style style:name="WW8Num10z0" style:family="text">
      <style:text-properties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Everett</meta:initial-creator>
    <meta:creation-date>2010-08-28T21:09:41</meta:creation-date>
    <meta:editing-duration>PT580H54M30S</meta:editing-duration>
    <meta:generator>OpenOffice.org/3.2$Win32 OpenOffice.org_project/320m12$Build-9483</meta:generator>
    <dc:date>2010-08-31T22:37:36.53</dc:date>
    <dc:creator>Sebastian Everett</dc:creator>
    <meta:editing-cycles>2</meta:editing-cycles>
    <meta:document-statistic meta:table-count="0" meta:image-count="0" meta:object-count="0" meta:page-count="4" meta:paragraph-count="48" meta:word-count="105" meta:character-count="536"/>
  </office:meta>
</office:document-meta>
</file>